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arlito" fo:font-size="16pt" officeooo:rsid="001acea3" officeooo:paragraph-rsid="001acea3" style:font-size-asian="14pt" style:font-size-complex="16pt"/>
    </style:style>
    <style:style style:name="P2" style:family="paragraph" style:parent-style-name="Standard">
      <style:text-properties style:font-name="Carlito" fo:font-size="16pt" officeooo:rsid="001c98e5" officeooo:paragraph-rsid="001c98e5" style:font-size-asian="14pt" style:font-size-complex="16pt"/>
    </style:style>
    <style:style style:name="P3" style:family="paragraph" style:parent-style-name="Standard" style:list-style-name="L1">
      <style:text-properties style:font-name="Carlito" fo:font-size="16pt" officeooo:rsid="001c98e5" officeooo:paragraph-rsid="001c98e5" style:font-size-asian="14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d upon Cigarette Dispensers of yesterday’s.</text:p>
      <text:p text:style-name="P1"><text:tab/>Online Shopping + Instant Delivery experience.</text:p>
      <text:p text:style-name="P1"/>
      <text:p text:style-name="P1">CodeName: MLS – aka Mini Liquor Store. Could be dispensing.</text:p>
      <text:p text:style-name="P1"/>
      <text:p text:style-name="P1">Factors affecting seamless operation of such:</text:p>
      <text:p text:style-name="P1"><text:tab/>Weather – extreme hot or cold.</text:p>
      <text:p text:style-name="P1"><text:tab/>Power delivery.</text:p>
      <text:p text:style-name="P1"><text:tab/>Product re-fulfillment.</text:p>
      <text:p text:style-name="P1"><text:tab/>And others ….</text:p>
      <text:p text:style-name="P1"/>
      <text:p text:style-name="P2">Requirements</text:p>
      <text:list xml:id="list464273268" text:style-name="L1">
        <text:list-item>
          <text:p text:style-name="P3">Display products and quantity on hand</text:p>
        </text:list-item>
        <text:list-item>
          <text:p text:style-name="P3">Cannot touch the products</text:p>
        </text:list-item>
        <text:list-item>
          <text:p text:style-name="P3">Ability to select but touch-less</text:p>
          <text:list>
            <text:list-item>
              <text:p text:style-name="P3">Via voice – no / via app – sure / or an in-animate way of communication</text:p>
            </text:list-item>
            <text:list-item>
              <text:p text:style-name="P3">limit how much one can purchase</text:p>
            </text:list-item>
          </text:list>
        </text:list-item>
        <text:list-item>
          <text:p text:style-name="P3">Minimum info regarding product if any</text:p>
        </text:list-item>
        <text:list-item>
          <text:p text:style-name="P3">pay – touch-less</text:p>
        </text:list-item>
        <text:list-item>
          <text:p text:style-name="P3">dispense how? Robotics / Lift a lid / door opens / tray slides. What about vandalism</text:p>
          <text:list>
            <text:list-item>
              <text:p text:style-name="P3">dispense raw or packaged (box / envelope / bag)</text:p>
            </text:list-item>
          </text:list>
        </text:list-item>
        <text:list-item>
          <text:p text:style-name="P3">power consumption</text:p>
        </text:list-item>
        <text:list-item>
          <text:p text:style-name="P3">refill notification and how</text:p>
        </text:list-item>
      </text:list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0T21:13:12.428191815</meta:creation-date>
    <dc:date>2021-01-22T12:08:40.537872410</dc:date>
    <meta:editing-duration>P1DT14H45M22S</meta:editing-duration>
    <meta:editing-cycles>2</meta:editing-cycles>
    <meta:generator>LibreOffice/6.1.5.2$Linux_ARM_EABI LibreOffice_project/10$Build-2</meta:generator>
    <meta:document-statistic meta:table-count="0" meta:image-count="0" meta:object-count="0" meta:page-count="1" meta:paragraph-count="21" meta:word-count="125" meta:character-count="731" meta:non-whitespace-character-count="626"/>
  </office:meta>
</office:document-meta>
</file>